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f4e" officeooo:paragraph-rsid="00139f4e"/>
    </style:style>
    <style:style style:name="P2" style:family="paragraph" style:parent-style-name="Standard">
      <style:text-properties officeooo:rsid="0015b1bb" officeooo:paragraph-rsid="0015b1bb"/>
    </style:style>
    <style:style style:name="P3" style:family="paragraph" style:parent-style-name="Standard">
      <style:text-properties officeooo:rsid="00171a24" officeooo:paragraph-rsid="00171a24"/>
    </style:style>
    <style:style style:name="P4" style:family="paragraph" style:parent-style-name="Standard">
      <style:text-properties officeooo:rsid="001be091" officeooo:paragraph-rsid="001be091"/>
    </style:style>
    <style:style style:name="P5" style:family="paragraph" style:parent-style-name="Standard">
      <style:text-properties officeooo:rsid="001c8ea4" officeooo:paragraph-rsid="001c8ea4"/>
    </style:style>
    <style:style style:name="P6" style:family="paragraph" style:parent-style-name="Standard">
      <style:text-properties fo:font-weight="bold" officeooo:rsid="00139f4e" officeooo:paragraph-rsid="00139f4e" style:font-weight-asian="bold" style:font-weight-complex="bold"/>
    </style:style>
    <style:style style:name="P7" style:family="paragraph" style:parent-style-name="Standard">
      <style:text-properties fo:font-weight="bold" officeooo:rsid="0015aa37" officeooo:paragraph-rsid="0015aa37" style:font-weight-asian="bold" style:font-weight-complex="bold"/>
    </style:style>
    <style:style style:name="P8" style:family="paragraph" style:parent-style-name="Standard">
      <style:text-properties fo:font-weight="bold" officeooo:rsid="001be091" officeooo:paragraph-rsid="001be091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871c7"/>
    </style:style>
    <style:style style:name="T4" style:family="text">
      <style:text-properties style:text-underline-style="none" officeooo:rsid="0018b9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blem 1:</text:p>
      <text:p text:style-name="P1">Insertion anamoly: We need to know the VisitNo and ProvNo to make insertion as these columns are the only unique columns.</text:p>
      <text:p text:style-name="P1">Updation anamoly: If we want to change the PatAge of PatNo P1 then we need to make updations to two rows.</text:p>
      <text:p text:style-name="P1">Deletion anamoly: If we want to delete the record of ProvNo D2 then we will loose the visit information of P1 with a VisitNo V10021</text:p>
      <text:p text:style-name="P1"/>
      <text:p text:style-name="P7">Problem 2:</text:p>
      <text:p text:style-name="P2">Fds : </text:p>
      <text:p text:style-name="P2"><text:tab/>PatNo ---&gt; PatAge,PatZip</text:p>
      <text:p text:style-name="P2"><text:tab/>PatZip --&gt; PatCity</text:p>
      <text:p text:style-name="P2"><text:tab/>VisitNo --&gt; PatNo,VisitDate</text:p>
      <text:p text:style-name="P2"><text:tab/>ProvNo --&gt; ProvSpeciality, ProvEmail</text:p>
      <text:p text:style-name="P2"><text:tab/>ProvNo,VisitNo --&gt; Diagnosis</text:p>
      <text:p text:style-name="P2"/>
      <text:p text:style-name="P3">Tables:</text:p>
      <text:p text:style-name="P3"><text:tab/></text:p>
      <text:p text:style-name="P3"><text:tab/>Patient(<text:span text:style-name="T1">PatNo</text:span><text:span text:style-name="T2">, PatAge, PatZip, foreign key (PatZip) references ZipCode(Zip))</text:span></text:p>
      <text:p text:style-name="P3"><text:span text:style-name="T2"><text:tab/>ZipCode(</text:span><text:span text:style-name="T1">Zip</text:span><text:span text:style-name="T2">, PatCity)</text:span></text:p>
      <text:p text:style-name="P3"><text:span text:style-name="T2"><text:tab/>Visits(</text:span><text:span text:style-name="T1">VisitNo</text:span><text:span text:style-name="T2">, PatNo </text:span><text:span text:style-name="T4">not null</text:span><text:span text:style-name="T2">, VisitDate, foreign key (PatNo) references Patient(PatNo))</text:span></text:p>
      <text:p text:style-name="P3"><text:span text:style-name="T2"><text:tab/>Provision(</text:span><text:span text:style-name="T1">ProvNo</text:span><text:span text:style-name="T2">, ProvSpeciality, ProvEmail </text:span><text:span text:style-name="T4">unique</text:span><text:span text:style-name="T2">)</text:span></text:p>
      <text:p text:style-name="P3"><text:span text:style-name="T2"><text:tab/></text:span><text:span text:style-name="T3">Assignment(ProvNo not null, VisitNo not null, Diagnosis, foreign key (ProvNo) references <text:tab/><text:tab/>Provision(ProvNo), foreign key (VisitNo) references Visits(VisitNo))</text:span></text:p>
      <text:p text:style-name="P3"><text:span text:style-name="T2"><text:tab/></text:span></text:p>
      <text:p text:style-name="P3"><text:span text:style-name="T2"/></text:p>
      <text:p text:style-name="P8"><text:span text:style-name="T2">Problem 3:</text:span></text:p>
      <text:p text:style-name="P4"><text:span text:style-name="T2"/></text:p>
      <text:p text:style-name="P4"><text:span text:style-name="T2">Student table violates the BCNF because there are two determinants StdNo and StdEmail.</text:span></text:p>
      <text:p text:style-name="P4"><text:span text:style-name="T2"/></text:p>
      <text:p text:style-name="P8"><text:span text:style-name="T2">Problem 4:</text:span></text:p>
      <text:p text:style-name="P4"><text:span text:style-name="T2"/></text:p>
      <text:p text:style-name="P5">Fds :</text:p>
      <text:p text:style-name="P5"><text:tab/>OrdNo<text:tab/><text:tab/>----&gt;<text:tab/><text:tab/>ItemNo<text:tab/>(1,2),(3,4)</text:p>
      <text:p text:style-name="P5"><text:tab/>OrdNo<text:tab/><text:tab/>----&gt;<text:tab/><text:tab/>QtyOrd<text:tab/>(3,4)</text:p>
      <text:p text:style-name="P5"><text:tab/>OrdNo<text:tab/><text:tab/>----&gt;<text:tab/><text:tab/>CustNo<text:tab/>None</text:p>
      <text:p text:style-name="P5"><text:tab/>OrdNo<text:tab/><text:tab/>----&gt;<text:tab/><text:tab/>CustBal<text:tab/>None</text:p>
      <text:p text:style-name="P5"><text:tab/>OrdNo<text:tab/><text:tab/>----&gt;<text:tab/><text:tab/>CustDisc<text:tab/>None</text:p>
      <text:p text:style-name="P5"><text:tab/>OrdNo<text:tab/><text:tab/>----&gt;<text:tab/><text:tab/>ItemPrice<text:tab/>(1,2),(3,4)</text:p>
      <text:p text:style-name="P5"><text:tab/>OrdNo<text:tab/><text:tab/>----&gt;<text:tab/><text:tab/>OrdDate<text:tab/>Non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4:43:19.266372003</meta:creation-date>
    <dc:date>2020-02-24T15:21:24.318518462</dc:date>
    <meta:editing-duration>PT23M10S</meta:editing-duration>
    <meta:editing-cycles>9</meta:editing-cycles>
    <meta:generator>LibreOffice/6.1.6.3$Linux_X86_64 LibreOffice_project/10$Build-3</meta:generator>
    <meta:document-statistic meta:table-count="0" meta:image-count="0" meta:object-count="0" meta:page-count="1" meta:paragraph-count="30" meta:word-count="190" meta:character-count="1246" meta:non-whitespace-character-count="1060"/>
  </office:meta>
</office:document-meta>
</file>